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7.7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0835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40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1244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fff00" fo:wrap-option="wrap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dddddd" fo:wrap-option="wrap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d7d7" fo:wrap-option="wrap"/>
      <style:text-properties fo:font-size="9pt" style:font-size-asian="9pt" style:font-size-complex="9pt"/>
    </style:style>
    <style:style style:name="ce6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e8f2a1" style:text-align-source="fix" style:repeat-content="false" fo:wrap-option="wrap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ackground-color="#000000" style:text-align-source="fix" style:repeat-content="false" fo:wrap-option="wrap" fo:border-left="0.99pt solid #000000" fo:border-right="0.99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99pt solid #000000" fo:border-right="0.99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ff00" fo:wrap-option="wrap"/>
      <style:text-properties fo:font-size="9pt" style:font-size-asian="9pt" style:font-size-complex="9pt"/>
    </style:style>
    <style:style style:name="ce28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dddddd" fo:wrap-option="wrap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ff00" fo:wrap-option="wrap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9"/>
        <table:table-column table:style-name="co4" table:default-cell-style-name="ce25"/>
        <table:table-column table:style-name="co5" table:default-cell-style-name="ce6"/>
        <table:table-column table:style-name="co6" table:default-cell-style-name="ce1"/>
        <table:table-column table:style-name="co6" table:number-columns-repeated="1018" table:default-cell-style-name="ce6"/>
        <table:table-row table:style-name="ro1">
          <table:table-cell/>
          <table:table-cell table:style-name="ce1"/>
          <table:table-cell table:style-name="ce8"/>
          <table:table-cell table:style-name="ce24"/>
          <table:table-cell table:style-name="ce1"/>
          <table:table-cell/>
          <table:table-cell table:style-name="ce1" table:number-columns-repeated="1018"/>
        </table:table-row>
        <table:table-row table:style-name="ro2">
          <table:table-cell/>
          <table:table-cell table:style-name="ce2" office:value-type="string" calcext:value-type="string">
            <text:p>WDATP - URLS TBD or Notable Change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table:style-name="ce27"/>
          <table:table-cell/>
          <table:table-cell table:style-name="ce27" table:number-columns-repeated="1018"/>
        </table:table-row>
        <table:table-row table:style-name="ro3">
          <table:table-cell/>
          <table:table-cell table:style-name="ce3"/>
          <table:table-cell table:style-name="ce10"/>
          <table:table-cell table:style-name="ce26"/>
          <table:table-cell table:style-name="ce3"/>
          <table:table-cell/>
          <table:table-cell table:style-name="ce3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us.vortex-win.data.microsoft.com/collect/v1" xlink:type="simple">https://us.vortex-win.data.microsoft.com/collect/v1</text:a>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style-name="ce28" office:value-type="string" calcext:value-type="string">
            <text:p>No adjustments returned 400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a xlink:href="https://us.vortex-win/" xlink:type="simple">https://us.vortex-win</text:a>.data.microsoft.com/ping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200 != 400 but indicates successful connection? </text:p>
          </table:table-cell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6">
          <table:table-cell/>
          <table:table-cell table:style-name="ce5" office:value-type="string" calcext:value-type="string">
            <text:p>https://us-v20.events.data.microsoft.com</text:p>
          </table:table-cell>
          <table:table-cell table:number-columns-repeated="2" office:value-type="float" office:value="404" calcext:value-type="float">
            <text:p>404</text:p>
          </table:table-cell>
          <table:table-cell table:style-name="ce28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https://us-v20.events.data.microsoft.com/ping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Just a ping URL test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Active, but added a ping just for a test. Has a 200 connection.</text:p>
          </table:table-cell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us.vortex-win.data.microsoft.com/health/keepalive" xlink:type="simple">https://us.vortex-win.data.microsoft.com/health/keepalive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style-name="ce28" office:value-type="string" calcext:value-type="string">
            <text:p>Many adjustments tried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<text:a xlink:href="https://us.vortex-win.data.microsoft.com/ping" xlink:type="simple">https://us.vortex-win.data.microsoft.com/ping</text:a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4"/>
          <table:table-cell table:style-name="ce28"/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login.windows.net/" xlink:type="simple">https://login.windows.net/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Redirects to login.microsoftonline.com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<text:a xlink:href="https://login.windows.net/common/oauth2/" xlink:type="simple">https://login.windows.net/common/oauth2/</text:a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<text:span text:style-name="T1"><text:a xlink:href="https://login.windows.net/" xlink:type="simple">https://login.windows.net/</text:a></text:span><text:span text:style-name="T1"> → still pulls a 200 from VirusTotal.com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8"/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6">
          <table:table-cell/>
          <table:table-cell table:style-name="ce5" office:value-type="string" calcext:value-type="string">
            <text:p>https://login.microsoftonline.com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28"/>
          <table:table-cell table:number-columns-repeated="1019"/>
        </table:table-row>
        <table:table-row table:style-name="ro6">
          <table:table-cell/>
          <table:table-cell office:value-type="string" calcext:value-type="string">
            <text:p>https://login.microsoftonline.com/common/oauth2/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/>
          <table:table-cell table:number-columns-repeated="1019"/>
        </table:table-row>
        <table:table-row table:style-name="ro8">
          <table:table-cell table:number-columns-repeated="4"/>
          <table:table-cell table:style-name="ce28"/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6">
          <table:table-cell/>
          <table:table-cell table:style-name="ce5" office:value-type="string" calcext:value-type="string">
            <text:p><text:a xlink:href="https://automatediracs-eus-prd.securitycenter.windows.com/" xlink:type="simple">https://automatediracs-eus-prd.securitycenter.windows.com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8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<text:a xlink:href="https://automatediracs-cus-prd.securitycenter.windows.com/" xlink:type="simple">https://automatediracs-cus-prd.securitycenter.windows.com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VirusTotals.com → Does not come back with a status code either.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Many adjustments on both, no legit returns.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URLs currently listed on mdatp-url spreadsheet.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Browsers - return with error: Symantec Blue Coat not installed properly.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28"/>
          <table:table-cell table:number-columns-repeated="1019"/>
        </table:table-row>
        <table:table-row table:style-name="ro3">
          <table:table-cell/>
          <table:table-cell table:style-name="ce3"/>
          <table:table-cell table:style-name="ce10"/>
          <table:table-cell table:style-name="ce26"/>
          <table:table-cell table:style-name="ce30"/>
          <table:table-cell/>
          <table:table-cell table:style-name="ce3" table:number-columns-repeated="1018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4">
          <table:table-cell/>
          <table:table-cell table:style-name="ce2" office:value-type="string" calcext:value-type="string">
            <text:p>WDSS - URLS TBD or Notable Change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table:style-name="ce31"/>
          <table:table-cell/>
          <table:table-cell table:style-name="ce27" table:number-columns-repeated="1018"/>
        </table:table-row>
        <table:table-row table:style-name="ro3">
          <table:table-cell/>
          <table:table-cell table:style-name="ce3"/>
          <table:table-cell table:style-name="ce10"/>
          <table:table-cell table:style-name="ce26"/>
          <table:table-cell table:style-name="ce30"/>
          <table:table-cell/>
          <table:table-cell table:style-name="ce3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feedback.smartscreen.microsoft.com/" xlink:type="simple">https://feedback.smartscreen.microsoft.com</text:a>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Active but not expected?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Many adjustments, none returned an expected 403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VirusTotal.com also gets a return of 2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Expected to be forbidden-403, but we are still active.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3"/>
          <table:table-cell table:style-name="ce10"/>
          <table:table-cell table:style-name="ce26"/>
          <table:table-cell table:style-name="ce30"/>
          <table:table-cell/>
          <table:table-cell table:style-name="ce3" table:number-columns-repeated="1018"/>
        </table:table-row>
        <table:table-row table:style-name="ro4">
          <table:table-cell/>
          <table:table-cell table:style-name="ce2" office:value-type="string" calcext:value-type="string">
            <text:p>WDAV - URLS TBD or Notable Change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table:style-name="ce31"/>
          <table:table-cell/>
          <table:table-cell table:style-name="ce27" table:number-columns-repeated="1018"/>
        </table:table-row>
        <table:table-row table:style-name="ro3">
          <table:table-cell/>
          <table:table-cell table:style-name="ce3"/>
          <table:table-cell table:style-name="ce10"/>
          <table:table-cell table:style-name="ce26"/>
          <table:table-cell table:style-name="ce30"/>
          <table:table-cell/>
          <table:table-cell table:style-name="ce3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settings-win/" xlink:type="simple">https://settings-win</text:a>.data.microsoft.co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style-name="ce28" office:value-type="string" calcext:value-type="string">
            <text:p>No adjustments returned 400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<text:a xlink:href="https://settings-win.data.microsoft.com/qos" xlink:type="simple">https://settings-win.data.microsoft.com/qos</text:a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Documentation adds 'qos'</text:p>
          </table:table-cell>
          <table:table-cell table:number-columns-repeated="1019"/>
        </table:table-row>
        <table:table-row table:style-name="ro10">
          <table:table-cell table:number-columns-repeated="4"/>
          <table:table-cell table:style-name="ce28" office:value-type="string" calcext:value-type="string">
            <text:p>VirusTotal.com also gets a return of 200</text:p>
          </table:table-cell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definitionupdates.microsoft.com/" xlink:type="simple">https://definitionupdates.microsoft.com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style-name="ce28" office:value-type="string" calcext:value-type="string">
            <text:p>Many adjustments, did not return expected.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a xlink:href="https://definitionupdates.microsoft.com/" xlink:type="simple">https://definitionupdates.microsoft.com/</text:a>*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28" office:value-type="string" calcext:value-type="string">
            <text:p>definitionupdates.microsoft.com is removed from Defender updates endpoints after Win10-1903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<text:a xlink:href="https://go.microsoft.com/" xlink:type="simple">https://go.microsoft.com/</text:a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/>
          <table:table-cell table:number-columns-repeated="1019"/>
        </table:table-row>
        <table:table-row table:style-name="ro6">
          <table:table-cell/>
          <table:table-cell office:value-type="string" calcext:value-type="string">
            <text:p>https://*.download.microsoft.com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2" office:value-type="string" calcext:value-type="string">
            <text:p>Redirects to https://wdcp.microsoft.com </text:p>
          </table:table-cell>
          <table:table-cell table:number-columns-repeated="1019"/>
        </table:table-row>
        <table:table-row table:style-name="ro6">
          <table:table-cell/>
          <table:table-cell table:style-name="ce15" office:value-type="string" calcext:value-type="string">
            <text:p>https://wdcp.microsoft.com 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28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a xlink:href="https://update.microsoft.com/" xlink:type="simple">https://update.microsoft.com</text:a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Seems to be the most feasible, but I cannot confirm. 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Mdatp-urls says “Security intelligence and product updates”</text:p>
          </table:table-cell>
          <table:table-cell table:number-columns-repeated="1019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29"/>
          <table:table-cell/>
          <table:table-cell table:style-name="ce1"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https://adldefinitionupdates-wu.azurewebsites.net/" xlink:type="simple">https://adldefinitionupdates-wu.azurewebsites.net/</text:a>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200 != 403 but indicates successful connection? 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28" office:value-type="string" calcext:value-type="string">
            <text:p>VirusTotal.com also gets a return of 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"/>
          <table:table-cell table:style-name="ce23"/>
          <table:table-cell table:style-name="ce24"/>
          <table:table-cell table:style-name="ce1"/>
          <table:table-cell/>
          <table:table-cell table:style-name="ce1"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2:39:43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6:02:38.932000000</meta:creation-date>
    <dc:date>2021-02-03T13:27:40.299000000</dc:date>
    <meta:editing-duration>PT37M21S</meta:editing-duration>
    <meta:editing-cycles>11</meta:editing-cycles>
    <meta:generator>LibreOffice/6.4.7.2$Windows_X86_64 LibreOffice_project/639b8ac485750d5696d7590a72ef1b496725cfb5</meta:generator>
    <meta:document-statistic meta:table-count="1" meta:cell-count="89" meta:object-count="0"/>
  </office:meta>
</office:document-meta>
</file>